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d613"/>
    </style:style>
    <style:style style:name="P2" style:family="paragraph" style:parent-style-name="Standard">
      <style:text-properties officeooo:rsid="0020e7e1" officeooo:paragraph-rsid="0020e7e1"/>
    </style:style>
    <style:style style:name="P3" style:family="paragraph" style:parent-style-name="Standard">
      <style:text-properties officeooo:rsid="0020e7e1" officeooo:paragraph-rsid="00242ace"/>
    </style:style>
    <style:style style:name="P4" style:family="paragraph" style:parent-style-name="Standard">
      <style:text-properties officeooo:rsid="0020e7e1" officeooo:paragraph-rsid="002a0855"/>
    </style:style>
    <style:style style:name="P5" style:family="paragraph" style:parent-style-name="Standard">
      <style:text-properties officeooo:rsid="00242ace" officeooo:paragraph-rsid="00242ace"/>
    </style:style>
    <style:style style:name="P6" style:family="paragraph" style:parent-style-name="Standard">
      <style:text-properties officeooo:rsid="00261fbc" officeooo:paragraph-rsid="00261fbc"/>
    </style:style>
    <style:style style:name="P7" style:family="paragraph" style:parent-style-name="Standard">
      <style:text-properties officeooo:paragraph-rsid="0026cdff"/>
    </style:style>
    <style:style style:name="P8" style:family="paragraph" style:parent-style-name="Standard">
      <style:text-properties style:text-underline-style="none" officeooo:rsid="0020e7e1" officeooo:paragraph-rsid="0022753b"/>
    </style:style>
    <style:style style:name="P9" style:family="paragraph" style:parent-style-name="Standard">
      <style:text-properties officeooo:rsid="0031ef70" officeooo:paragraph-rsid="0031ef70"/>
    </style:style>
    <style:style style:name="P10" style:family="paragraph" style:parent-style-name="Standard">
      <style:text-properties officeooo:rsid="0031ef70" officeooo:paragraph-rsid="0034f714"/>
    </style:style>
    <style:style style:name="P11" style:family="paragraph" style:parent-style-name="Standard">
      <style:text-properties officeooo:rsid="0031ef70" officeooo:paragraph-rsid="0037625c"/>
    </style:style>
    <style:style style:name="P12" style:family="paragraph" style:parent-style-name="Standard">
      <style:text-properties officeooo:rsid="003433ea" officeooo:paragraph-rsid="003433ea"/>
    </style:style>
    <style:style style:name="P13" style:family="paragraph" style:parent-style-name="Standard">
      <style:text-properties officeooo:rsid="0036efc3" officeooo:paragraph-rsid="0036efc3"/>
    </style:style>
    <style:style style:name="P14" style:family="paragraph" style:parent-style-name="Standard">
      <style:text-properties officeooo:rsid="0036efc3" officeooo:paragraph-rsid="00375fdb"/>
    </style:style>
    <style:style style:name="P15" style:family="paragraph" style:parent-style-name="Standard">
      <style:text-properties officeooo:rsid="00375fdb" officeooo:paragraph-rsid="00375fdb"/>
    </style:style>
    <style:style style:name="P16" style:family="paragraph" style:parent-style-name="Standard">
      <style:text-properties officeooo:rsid="0037625c" officeooo:paragraph-rsid="0037625c"/>
    </style:style>
    <style:style style:name="P17" style:family="paragraph" style:parent-style-name="Standard">
      <style:text-properties officeooo:rsid="0037625c" officeooo:paragraph-rsid="0037625c"/>
    </style:style>
    <style:style style:name="P18" style:family="paragraph" style:parent-style-name="Standard">
      <style:text-properties officeooo:paragraph-rsid="001fd613"/>
    </style:style>
    <style:style style:name="P19" style:family="paragraph" style:parent-style-name="Standard">
      <style:text-properties officeooo:paragraph-rsid="003c161d"/>
    </style:style>
    <style:style style:name="T1" style:family="text">
      <style:text-properties officeooo:rsid="0020e7e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22753b"/>
    </style:style>
    <style:style style:name="T5" style:family="text">
      <style:text-properties officeooo:rsid="002ae51f"/>
    </style:style>
    <style:style style:name="T6" style:family="text">
      <style:text-properties officeooo:rsid="002c8e32"/>
    </style:style>
    <style:style style:name="T7" style:family="text">
      <style:text-properties officeooo:rsid="003104eb"/>
    </style:style>
    <style:style style:name="T8" style:family="text">
      <style:text-properties officeooo:rsid="00316b4a"/>
    </style:style>
    <style:style style:name="T9" style:family="text">
      <style:text-properties officeooo:rsid="0031ef70"/>
    </style:style>
    <style:style style:name="T10" style:family="text">
      <style:text-properties officeooo:rsid="00261fbc"/>
    </style:style>
    <style:style style:name="T11" style:family="text">
      <style:text-properties officeooo:rsid="00332136"/>
    </style:style>
    <style:style style:name="T12" style:family="text">
      <style:text-properties officeooo:rsid="003433ea"/>
    </style:style>
    <style:style style:name="T13" style:family="text">
      <style:text-properties officeooo:rsid="00375fdb"/>
    </style:style>
    <style:style style:name="T14" style:family="text">
      <style:text-properties officeooo:rsid="0037625c"/>
    </style:style>
    <style:style style:name="T15" style:family="text">
      <style:text-properties officeooo:rsid="00395349"/>
    </style:style>
    <style:style style:name="T16" style:family="text">
      <style:text-properties officeooo:rsid="003b46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Cuente la cantidad de visitas por ciudad mostrando el nombre de la ciudad. </text:p>
      <text:p text:style-name="P2">Select <text:span text:style-name="T6">ciudad.nombre</text:span> count(<text:span text:style-name="T7">*</text:span>) from visitantes inner join ciudades on <text:span text:style-name="T3">visitantes.codigociudad</text:span> =ciudades.codigo ;</text:p>
      <text:p text:style-name="P1">2. Muestre el promedio de gastos de las visitas agrupados por ciudad y sexo.</text:p>
      <text:p text:style-name="P4">Select avg(visitantes.gastos)as media from visitantes <text:span text:style-name="T8">inner</text:span> join ciudades on visitantes.codigociudad =ciudades.codigo</text:p>
      <text:p text:style-name="P4">GROUP BY ciudades.nombre , visitantes.sexo;<text:span text:style-name="T2"/></text:p>
      <text:p text:style-name="P1">3. Muestre la cantidad de visitantes con mail, agrupados por ciudad.</text:p>
      <text:p text:style-name="P8">Select count(visitantes.mail),ciudades.nombre from visitantes join ciudades on visitantes.codigociudad =ciudades.codigo <text:span text:style-name="T9">where visitantes.email is not null</text:span></text:p>
      <text:p text:style-name="P8">Group by ciudades.nombre;</text:p>
      <text:p text:style-name="P1">4. Obtenga el valor de la compra más alta de cada ciudad.</text:p>
      <text:p text:style-name="P5">Select max(visitantes.gastos) <text:s/><text:span text:style-name="T4"><text:s/>from </text:span><text:span text:style-name="T1">visitantes </text:span><text:span text:style-name="T11">inner </text:span><text:span text:style-name="T1"><text:s/>join ciudades on visitantes.codigociudad =ciudades.codigo <text:s/></text:span></text:p>
      <text:p text:style-name="P3">G<text:span text:style-name="T5">r</text:span>oup by ciudades.<text:span text:style-name="T11">nombre</text:span><text:span text:style-name="T2">;</text:span></text:p>
      <text:p text:style-name="P1">5. Insertar el registro: María Acosta,<text:span text:style-name="T12">null</text:span>, 45, f, C/ La Milagrosa, 2, null, 23.90</text:p>
      <text:p text:style-name="P6">insert into visitante vaulues(‘María Acosta’,45,f,’C/ La Milagrosa’,null,23,90);</text:p>
      <text:p text:style-name="P1">6. Modificar el registro de la visitante María Acosta y añadir el email maria.acos@hotmail.com y sus gastos con el valor 120,56€.</text:p>
      <text:p text:style-name="P10">update table visitantes set <text:s/>mail=’<text:a xlink:type="simple" xlink:href="mailto:maria.acos@hotmail.com" text:style-name="Internet_20_link" text:visited-style-name="Visited_20_Internet_20_Link">maria.acos@hotmail.com</text:a>’ , gastos=’120,56’ <text:s/>where DNI=’<text:span text:style-name="T10">María Acosta</text:span>’ ;</text:p>
      <text:p text:style-name="P1">7. Realizar una instrucción que permita conectar ambas tablas por la ciudad.</text:p>
      <text:p text:style-name="P13">Alter table visitantes add constraint Fk_codigociudad foreing key(codigociudad) references <text:s/>ciuades(codigo);</text:p>
      <text:p text:style-name="P7">8. Mostrar cuántos visitantes han asistido a más de una Lan Party organizada en distintas ciudades.</text:p>
      <text:p text:style-name="P14">Select <text:span text:style-name="T13">visitantes.*,</text:span> count(visitantes.*) as cantidadvisitantes <text:s/><text:span text:style-name="T13">from </text:span><text:span text:style-name="T1">visitantes </text:span><text:span text:style-name="T13"><text:s/>gourp by visitantes.codigociudades;</text:span></text:p>
      <text:p text:style-name="P15">having count (*)&gt;1;</text:p>
      <text:p text:style-name="P7">9. Agrupe por ciudad y sexo, muestre para cada grupo el total de visitantes, la suma de sus compras y el promedio de compras, ordenado por la suma total y considerando las filas con promedio superior a 30.</text:p>
      <text:p text:style-name="P11">select <text:span text:style-name="T11">sum(visitantes.gastos) as sumasCompras , avg(visitantes.gastos) as media from <text:s/></text:span><text:span text:style-name="T12">visitantes <text:s/>inner join visitantes.codigociudad=ciudades.codigo <text:s/></text:span><text:span text:style-name="T14">having avg(gastos) &gt;30</text:span></text:p>
      <text:p text:style-name="P9">gourp by ciudad.nombre <text:span text:style-name="T14">desc</text:span>, visitantes.sexo <text:span text:style-name="T14">desc</text:span>;</text:p>
      <text:p text:style-name="P1">10. Obtenga el total de los visitantes que viven en Santa Cruz, agrupados por la calle donde residen, teniendo en cuenta todas aquellas calles que tengan menos de 200 visitantes y omitiendo la fila correspondiente a la ciudad.</text:p>
      <text:p text:style-name="P12">Select * from visitantes <text:s/>inner join visitantes.codigociudad=ciudades.codigo <text:s text:c="3"/>where ciudades.nombre=’Santa Cruz’ <text:s text:c="2"/>group by visitantes.ciudad <text:s/><text:span text:style-name="T14">having count(v.calle)&lt;200</text:span>;</text:p>
      <text:p text:style-name="P1">11. Muestre la mayor compra agrupándola por ciudad, siempre que dicho valor supere los 50€, considerando sólo los visitantes de sexo femenino y calle conocida.</text:p>
      <text:p text:style-name="P16">Select c.nombre, max(v.gasto) as ‘precio’ from visitantes <text:span text:style-name="T13">inner join ciudades on </text:span><text:span text:style-name="T1">visitantes visitantes.codigociudad =ciudades.codigo <text:s/></text:span>where v.sexo=’m’ and c.nombre is not null group by c.codigo having precio&gt;50;</text:p>
      <text:p text:style-name="P7">12. Muestre todos los datos de los visitantes, incluido el nombre de la ciudad ordenados por esta última.</text:p>
      <text:p text:style-name="P16">Select v.* ,c.nombre from visitante <text:span text:style-name="T15">left</text:span><text:span text:style-name="T13"> join ciudades on </text:span><text:span text:style-name="T1"><text:s/>visitantes.codigociudad =ciudades.codigo <text:s/></text:span>order by ciudades.nombre;</text:p>
      <text:p text:style-name="P16"/>
      <text:p text:style-name="P16"/>
      <text:p text:style-name="P16"/>
      <text:p text:style-name="P7"><text:soft-page-break/>13. Muestre solamente los visitantes que han indicado ciudades que no existen en la tabla de "CIUDADES", son visitantes de otros pueblos donde no se ha celebrado el evento.</text:p>
      <text:p text:style-name="P15">Select v.* from visitantes <text:span text:style-name="T16">left</text:span> join ciudades on <text:span text:style-name="T1"><text:s/>visitantes.codigociudad =ciudades.codigo <text:s/></text:span>where ciudades.<text:span text:style-name="T14">codigo </text:span><text:s text:c="2"/>is <text:s/>null ;</text:p>
      <text:p text:style-name="P1">14. Agregue los campos número y código postal en la tabla VISITANTES.</text:p>
      <text:p text:style-name="P16">Alter table visitantes add numero int , <text:span text:style-name="T15">add</text:span> <text:s/>codigopostal varchar(50) ;</text:p>
      <text:p text:style-name="P1">15. Modificar el campo gastos de tipo float al tipo de datos Money.</text:p>
      <text:p text:style-name="P1">alter table visitantes alter column gastos Money;</text:p>
      <text:p text:style-name="P19">16. Nombre de los visitantes y ciudades en el que han asistido visitantes que no han gastado nada.</text:p>
      <text:p text:style-name="P19">select visitantes.nombre ,ciudades.nombre FROM visitantes LEFT JOIN ciudades ON visitantes.codigociudad= ciudades.codigo where visitantes.gastos=0;</text:p>
      <text:p text:style-name="P19">17. Nombre de los visitantes, gastos, mes y año para los visitantes que han asistido a las LanParty realizadas en el municipio de Tacoronte.</text:p>
      <text:p text:style-name="P19">SELECT visitantes.nombre, visitantes.gastos, ciudades.mes, ciudades.año</text:p>
      <text:p text:style-name="P19">FROM visitantes</text:p>
      <text:p text:style-name="P19">LEFT JOIN ciudades ON visitantes.codigociudad = ciudades.codigo</text:p>
      <text:p text:style-name="P19">WHERE ciudades.nombre = 'Tacoronte';</text:p>
      <text:p text:style-name="P1">18. Nombre de los visitantes que han gastado más de 500 € en el año 2023.</text:p>
      <text:p text:style-name="P1">SELECT visitantes.nombre</text:p>
      <text:p text:style-name="P1">FROM visitantes</text:p>
      <text:p text:style-name="P1">INNER JOIN ciudades ON visitantes.codigociudad = ciudades.codigo</text:p>
      <text:p text:style-name="P1">WHERE visitantes.gastos &gt; 500 AND ciudades.año = 2023;</text:p>
      <text:p text:style-name="P1">19. Cuántos visitantes han asistido a las LanParty.</text:p>
      <text:p text:style-name="P1">SELECT ciudades.nombre AS ciudad, COUNT(visitantes.nombre) AS num_visitantes</text:p>
      <text:p text:style-name="P1">FROM ciudades</text:p>
      <text:p text:style-name="P1">LEFT JOIN visitantes ON ciudades.codigo = visitantes.codigociudad</text:p>
      <text:p text:style-name="P1">GROUP BY ciudades.nombre;</text:p>
      <text:p text:style-name="P1">20. Igual que la consulta anterior, muestra cuántos visitantes acudieron a la feria pero agrupadas por la ciudad de celebración.</text:p>
      <text:p text:style-name="P1">SELECT ciudades.nombre AS ciudad, COUNT(visitantes.nombre) AS num_visitantes</text:p>
      <text:p text:style-name="P1">FROM ciudades</text:p>
      <text:p text:style-name="P1">LEFT JOIN visitantes ON ciudades.codigo = visitantes.codigociudad</text:p>
      <text:p text:style-name="P1">GROUP BY ciudades.nombre;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19:39:14.917000000</meta:creation-date>
    <dc:date>2024-04-03T23:25:49.327000000</dc:date>
    <meta:editing-duration>PT2H13M31S</meta:editing-duration>
    <meta:editing-cycles>24</meta:editing-cycles>
    <meta:generator>LibreOffice/24.2.1.2$Windows_X86_64 LibreOffice_project/db4def46b0453cc22e2d0305797cf981b68ef5ac</meta:generator>
    <meta:document-statistic meta:table-count="0" meta:image-count="0" meta:object-count="0" meta:page-count="2" meta:paragraph-count="57" meta:word-count="669" meta:character-count="4996" meta:non-whitespace-character-count="4354"/>
  </office:meta>
</office:document-meta>
</file>